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bb2d" officeooo:paragraph-rsid="0019bb2d"/>
    </style:style>
    <style:style style:name="P2" style:family="paragraph" style:parent-style-name="Standard">
      <style:paragraph-properties fo:text-align="center" style:justify-single-word="false"/>
      <style:text-properties officeooo:rsid="0019bb2d" officeooo:paragraph-rsid="0019bb2d"/>
    </style:style>
    <style:style style:name="P3" style:family="paragraph" style:parent-style-name="Standard">
      <style:text-properties officeooo:rsid="0019bb2d" officeooo:paragraph-rsid="001acf54"/>
    </style:style>
    <style:style style:name="P4" style:family="paragraph" style:parent-style-name="Standard">
      <style:text-properties officeooo:rsid="001acf54" officeooo:paragraph-rsid="001acf54"/>
    </style:style>
    <style:style style:name="T1" style:family="text">
      <style:text-properties officeooo:rsid="001acf54"/>
    </style:style>
    <style:style style:name="T2" style:family="text">
      <style:text-properties officeooo:rsid="001c88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lization of Tic-Tac-Toe<text:line-break/>in Path Semantics</text:p>
      <text:p text:style-name="P2">by Sven Nilsen, 2017</text:p>
      <text:p text:style-name="P1"/>
      <text:p text:style-name="P4">This is a practice problem that people can use to get familiar with path semantical notation.</text:p>
      <text:p text:style-name="P1"/>
      <text:p text:style-name="P1"><text:tab/><text:span text:style-name="T1">type </text:span>player := nat ∧ (&lt; 2)</text:p>
      <text:p text:style-name="P1"><text:tab/><text:span text:style-name="T1">type </text:span>opt<text:span text:style-name="T1">[</text:span>a<text:span text:style-name="T1">]</text:span> := none() | some(a)</text:p>
      <text:p text:style-name="P1"/>
      <text:p text:style-name="P1"><text:tab/>move : board → board</text:p>
      <text:p text:style-name="P1"><text:tab/>slot : nat ∧ (&lt; 3) ⨯ nat ∧ (&lt; 3) → board → opt[player]</text:p>
      <text:p text:style-name="P1"/>
      <text:p text:style-name="P1"><text:tab/>is_full : board → bool</text:p>
      <text:p text:style-name="P1"><text:tab/>has_won : player → board → bool</text:p>
      <text:p text:style-name="P1"><text:tab/>can_play : board → bool</text:p>
      <text:p text:style-name="P1"/>
      <text:p text:style-name="P1"><text:tab/>player_turn : board → player</text:p>
      <text:p text:style-name="P1"><text:tab/><text:span text:style-name="T1">next_player : player → player</text:span></text:p>
      <text:p text:style-name="P1"><text:tab/>moves_made : board → nat</text:p>
      <text:p text:style-name="P1"><text:tab/>moves_made_by_player : player → board → nat</text:p>
      <text:p text:style-name="P1"/>
      <text:p text:style-name="P3"><text:tab/><text:span text:style-name="T1">next_player := </text:span>\(x : player) = (x + 1) % 2</text:p>
      <text:p text:style-name="P1"><text:tab/>moves_made := \(b : board) = ∑ i, j { if slot(i, j)(b) == none() {0} else {1} }</text:p>
      <text:p text:style-name="P1"><text:tab/>is_full := \(b : board) = moves_made(b) == 9</text:p>
      <text:p text:style-name="P1"><text:tab/>has_won := \(x : player) = \(b : board) =</text:p>
      <text:p text:style-name="P1"><text:tab/><text:tab/>∀ i, j { slot(i, j)(b) == some(x) } ∨</text:p>
      <text:p text:style-name="P1"><text:tab/><text:tab/>∀ i, j { slot(j, i)(b) == some(x) } ∨</text:p>
      <text:p text:style-name="P1"><text:tab/><text:tab/>∀ i { slot(i, i)(b) == some(x) } ∨</text:p>
      <text:p text:style-name="P1"><text:tab/><text:tab/>∀ i { slot(i, 2 – i)(b) == some(x) }</text:p>
      <text:p text:style-name="P1"><text:tab/>moves_made_by_player := \(x : player) = \(b : board) =</text:p>
      <text:p text:style-name="P1"><text:tab/><text:tab/>∑ i, j { if slot(i, j)(b) == some(x) {1} else {0} }</text:p>
      <text:p text:style-name="P1"><text:tab/>can_play := \(b : board) = ¬is_full(b) ∧ ¬has_won(0)(b) ∧ ¬has_won(1)(b)</text:p>
      <text:p text:style-name="P1"/>
      <text:p text:style-name="P1"><text:tab/>move{[can_play] true}[moves_made] =&gt; inc</text:p>
      <text:p text:style-name="P1"><text:tab/>move{[can_play] true}[players_turn] =&gt; <text:span text:style-name="T1">next_player</text:span></text:p>
      <text:p text:style-name="P1"><text:tab/><text:span text:style-name="T1">move{[can_play] true ∧ [player_turn] x}[moves_made_by_player(x)] =&gt; inc</text:span></text:p>
      <text:p text:style-name="P1"><text:tab/><text:span text:style-name="T1">move{[can_play] true ∧ [slot(i, j)] some(x)} : [slot(i, j)] some(x)</text:span></text:p>
      <text:p text:style-name="P1"/>
      <text:p text:style-name="P4"><text:span text:style-name="T2">Task 1: </text:span>Prove that when one player is making a move, the number of moves made by the other player stays constant. <text:span text:style-name="T2">You do not need a completely rigorous proof</text:span> <text:span text:style-name="T2">(Hint: The total moves made should be sum of …).</text:span></text:p>
      <text:p text:style-name="P4"/>
      <text:p text:style-name="P4"><text:span text:style-name="T2">Task 2:</text:span> <text:span text:style-name="T2">Draw a dependency graph between normal functions (not paths). Which 2 functions besides `move` require implementation? Why can they not be implemented in the formalizatio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7:19:45.369760000</meta:creation-date>
    <dc:date>2017-07-26T17:54:57.518030000</dc:date>
    <meta:editing-duration>PT9M47S</meta:editing-duration>
    <meta:editing-cycles>1</meta:editing-cycles>
    <meta:document-statistic meta:table-count="0" meta:image-count="0" meta:object-count="0" meta:page-count="1" meta:paragraph-count="31" meta:word-count="311" meta:character-count="1662" meta:non-whitespace-character-count="1350"/>
    <meta:generator>LibreOffice/5.1.2.2$MacOSX_X86_64 LibreOffice_project/d3bf12ecb743fc0d20e0be0c58ca359301eb705f</meta:generator>
  </office:meta>
</office:document-meta>
</file>